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ample Size</text:p>
          </table:table-cell>
        </table:table-row>
        <table:table-row table:style-name="ro1">
          <table:table-cell office:value-type="float" office:value="0.283875" calcext:value-type="float">
            <text:p>0.28387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0.017002" calcext:value-type="float">
            <text:p>0.017002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0.072376" calcext:value-type="float">
            <text:p>0.0723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05:52.397225330</meta:creation-date>
    <dc:date>2017-03-23T16:19:17.932361951</dc:date>
    <meta:editing-duration>PT58M15S</meta:editing-duration>
    <meta:editing-cycles>1</meta:editing-cycles>
    <meta:document-statistic meta:table-count="1" meta:cell-count="7" meta:object-count="0"/>
    <meta:generator>LibreOffice/4.3.7.2$Linux_X86_64 LibreOffice_project/430$Build-2</meta:generator>
  </office:meta>
</office:document-meta>
</file>